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9f54" officeooo:paragraph-rsid="00079f54"/>
    </style:style>
    <style:style style:name="P2" style:family="paragraph" style:parent-style-name="Standard">
      <style:text-properties officeooo:rsid="000b2c09" officeooo:paragraph-rsid="000b2c0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9f54" officeooo:paragraph-rsid="00079f5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9f54" officeooo:paragraph-rsid="001f2b5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bf39" officeooo:paragraph-rsid="000cbf3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93b9" officeooo:paragraph-rsid="000e93b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fedd2" officeooo:paragraph-rsid="000fedd2" style:font-weight-asian="bold" style:font-weight-complex="bold"/>
    </style:style>
    <style:style style:name="P8" style:family="paragraph" style:parent-style-name="Standard">
      <style:text-properties officeooo:rsid="000cbf39" officeooo:paragraph-rsid="000cbf39"/>
    </style:style>
    <style:style style:name="P9" style:family="paragraph" style:parent-style-name="Standard">
      <style:text-properties officeooo:rsid="000b2c09" officeooo:paragraph-rsid="000b2c09"/>
    </style:style>
    <style:style style:name="P10" style:family="paragraph" style:parent-style-name="Standard">
      <style:text-properties officeooo:rsid="000b2c09" officeooo:paragraph-rsid="001f2b51"/>
    </style:style>
    <style:style style:name="P11" style:family="paragraph" style:parent-style-name="Standard">
      <style:text-properties style:text-underline-style="none" officeooo:rsid="000e93b9" officeooo:paragraph-rsid="000e93b9"/>
    </style:style>
    <style:style style:name="P12" style:family="paragraph" style:parent-style-name="Standard">
      <style:text-properties style:text-underline-style="none" officeooo:rsid="000fb448" officeooo:paragraph-rsid="000fb448"/>
    </style:style>
    <style:style style:name="P13" style:family="paragraph" style:parent-style-name="Standard">
      <style:text-properties style:text-underline-style="none" officeooo:rsid="000fedd2" officeooo:paragraph-rsid="000fedd2"/>
    </style:style>
    <style:style style:name="P14" style:family="paragraph" style:parent-style-name="Standard">
      <style:text-properties style:text-underline-style="none" officeooo:rsid="000fedd2" officeooo:paragraph-rsid="0010153b"/>
    </style:style>
    <style:style style:name="P15" style:family="paragraph" style:parent-style-name="Standard">
      <style:text-properties style:text-underline-style="none" officeooo:rsid="0012785f" officeooo:paragraph-rsid="0012785f"/>
    </style:style>
    <style:style style:name="P16" style:family="paragraph" style:parent-style-name="Standard">
      <style:text-properties style:text-underline-style="none" officeooo:rsid="001471f0" officeooo:paragraph-rsid="001471f0"/>
    </style:style>
    <style:style style:name="P17" style:family="paragraph" style:parent-style-name="Standard">
      <style:text-properties style:text-underline-style="none" officeooo:rsid="0015c431" officeooo:paragraph-rsid="0015c431"/>
    </style:style>
    <style:style style:name="P18" style:family="paragraph" style:parent-style-name="Standard">
      <style:text-properties style:text-underline-style="none" officeooo:rsid="0019172e" officeooo:paragraph-rsid="0019172e"/>
    </style:style>
    <style:style style:name="P19" style:family="paragraph" style:parent-style-name="Standard">
      <style:text-properties style:text-underline-style="none" officeooo:rsid="001c8c47" officeooo:paragraph-rsid="001c8c47"/>
    </style:style>
    <style:style style:name="P20" style:family="paragraph" style:parent-style-name="Standard">
      <style:text-properties style:text-underline-style="none" officeooo:rsid="000b2c09" officeooo:paragraph-rsid="001f2b51"/>
    </style:style>
    <style:style style:name="P21" style:family="paragraph" style:parent-style-name="Standard">
      <style:text-properties fo:font-style="normal" style:text-underline-style="none" officeooo:rsid="0012785f" officeooo:paragraph-rsid="0012785f" style:font-style-asian="normal" style:font-style-complex="normal"/>
    </style:style>
    <style:style style:name="P22" style:family="paragraph" style:parent-style-name="Standard">
      <style:text-properties officeooo:rsid="00079f54" officeooo:paragraph-rsid="001f2b51"/>
    </style:style>
    <style:style style:name="T1" style:family="text">
      <style:text-properties officeooo:rsid="00094d15"/>
    </style:style>
    <style:style style:name="T2" style:family="text">
      <style:text-properties officeooo:rsid="000b0bb9"/>
    </style:style>
    <style:style style:name="T3" style:family="text">
      <style:text-properties officeooo:rsid="000cbf39"/>
    </style:style>
    <style:style style:name="T4" style:family="text">
      <style:text-properties officeooo:rsid="000d418e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fb448"/>
    </style:style>
    <style:style style:name="T7" style:family="text">
      <style:text-properties officeooo:rsid="000fb448"/>
    </style:style>
    <style:style style:name="T8" style:family="text">
      <style:text-properties officeooo:rsid="0011bd3a"/>
    </style:style>
    <style:style style:name="T9" style:family="text">
      <style:text-properties officeooo:rsid="0012785f"/>
    </style:style>
    <style:style style:name="T10" style:family="text">
      <style:text-properties fo:font-style="italic" officeooo:rsid="000fb448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68e6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73348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ceb3b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cbf3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d418e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fb448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094d15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0b0bb9" style:font-style-asian="italic" style:font-weight-asian="bold" style:font-style-complex="italic" style:font-weight-complex="bold"/>
    </style:style>
    <style:style style:name="T20" style:family="text">
      <style:text-properties officeooo:rsid="0012e247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cbf39" style:font-weight-asian="bold" style:font-weight-complex="bold"/>
    </style:style>
    <style:style style:name="T23" style:family="text">
      <style:text-properties fo:font-weight="bold" officeooo:rsid="000d418e" style:font-weight-asian="bold" style:font-weight-complex="bold"/>
    </style:style>
    <style:style style:name="T24" style:family="text">
      <style:text-properties fo:font-weight="bold" officeooo:rsid="00094d15" style:font-weight-asian="bold" style:font-weight-complex="bold"/>
    </style:style>
    <style:style style:name="T25" style:family="text">
      <style:text-properties fo:font-weight="bold" officeooo:rsid="000b0bb9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68e61" style:font-style-asian="normal" style:font-style-complex="normal"/>
    </style:style>
    <style:style style:name="T28" style:family="text">
      <style:text-properties fo:font-style="normal" officeooo:rsid="00173348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ceb3b" style:font-style-asian="normal" style:font-weight-asian="bold" style:font-style-complex="normal" style:font-weight-complex="bold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7334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ceb3b" style:font-style-asian="normal" style:font-weight-asian="normal" style:font-style-complex="normal" style:font-weight-complex="normal"/>
    </style:style>
    <style:style style:name="T36" style:family="text">
      <style:text-properties officeooo:rsid="001f2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ndler </text:p>
      <text:p text:style-name="P1">- receives and processes the <text:span text:style-name="T11">HTPP request</text:span> sent from the client</text:p>
      <text:p text:style-name="P1">- calls the template engine to generate HTML, bundles data into the HTTP response to be sent back to the client</text:p>
      <text:p text:style-name="P1"/>
      <text:p text:style-name="P5">Handler function </text:p>
      <text:p text:style-name="P8">-2 input parameters </text:p>
      <text:p text:style-name="P1">→ <text:span text:style-name="T15">ResponseWriter interface</text:span></text:p>
      <text:p text:style-name="P1">→ <text:span text:style-name="T15">pointer to a Request struct </text:span><text:span text:style-name="T3">from which it takes information to create an HTTP response </text:span><text:span text:style-name="T4">which is sent out through the ResponseWriter </text:span></text:p>
      <text:p text:style-name="P1">- <text:span text:style-name="T16">Fprintf </text:span><text:span text:style-name="T4">is called with the </text:span><text:span text:style-name="T16">ResponseWriter </text:span></text:p>
      <text:p text:style-name="P2"/>
      <text:p text:style-name="P6">Parsing</text:p>
      <text:p text:style-name="P11">- Parsing : analyzing a sequence of symbols (<text:span text:style-name="T11">text/data</text:span>) in <text:s/>a structured way to determine its grammatical structure or to extract meaningful informations from it</text:p>
      <text:p text:style-name="P11"/>
      <text:p text:style-name="P11">1) <text:span text:style-name="T5">Par</text:span><text:span text:style-name="T6">s</text:span><text:span text:style-name="T5">ing code</text:span></text:p>
      <text:p text:style-name="P11">- analyzing the source code to determine its syntactic structure</text:p>
      <text:p text:style-name="P11">- When a complier/interpreter reads source code it parses the code to understand the syntax/semantics translating it into machine/byte code</text:p>
      <text:p text:style-name="P11">- It’s convertng programming language syntax into data strucuture that the computer can understand and execute</text:p>
      <text:p text:style-name="P11"/>
      <text:p text:style-name="P11">2) <text:span text:style-name="T5">Parsing data</text:span></text:p>
      <text:p text:style-name="P11">- Involves processin<text:span text:style-name="T36">g</text:span> input data (<text:span text:style-name="T11">text/JSON/XM</text:span>) to extract useful informations</text:p>
      <text:p text:style-name="P11">- For exemple reading a J<text:span text:style-name="T11">SON string</text:span> and converting it into a dictionary/object in a programming langage</text:p>
      <text:p text:style-name="P11">- <text:span text:style-name="T7">Extracting fields from a </text:span><text:span text:style-name="T36">d</text:span><text:span text:style-name="T7">ata string to use in an application (</text:span><text:span text:style-name="T17">name/age/adress from a CSV file</text:span><text:span text:style-name="T7">)</text:span></text:p>
      <text:p text:style-name="P11"/>
      <text:p text:style-name="P12">3) <text:span text:style-name="T5">Web development</text:span></text:p>
      <text:p text:style-name="P12">- Often involves processing <text:span text:style-name="T11">HTML, XML</text:span> or other web related formats</text:p>
      <text:p text:style-name="P12">- A <text:span text:style-name="T11">web scraper</text:span> parses HTML to extract data from a wabpage</text:p>
      <text:p text:style-name="P12">- Extracting information like <text:span text:style-name="T11">headlines/links/images</text:span> from websites</text:p>
      <text:p text:style-name="P12"/>
      <text:p text:style-name="P12">4) <text:span text:style-name="T5">Files/string parsing in GO</text:span></text:p>
      <text:p text:style-name="P12">- Involves using the « template » package to analyze/process template files/string to produce output based on dynamic data</text:p>
      <text:p text:style-name="P12">- Using « <text:span text:style-name="T11">template.ParseFiles </text:span>» to read an HTML fileand use it to generate web content dynamically</text:p>
      <text:p text:style-name="P12">- Creating dynamic web pages by embbeding Go template syntax within HTML</text:p>
      <text:p text:style-name="P12"/>
      <text:p text:style-name="P7">Templates</text:p>
      <text:p text:style-name="P14">- Pre-defined structure/document/block of code that includes placholders where variable data can be inserted</text:p>
      <text:p text:style-name="P14">→ acts as a guide for generating/organazing content dynamically</text:p>
      <text:p text:style-name="P13">→ <text:span text:style-name="T8">This allows for creating multiple versions of a document/output by changing the data whithout altering the underlying structure </text:span></text:p>
      <text:p text:style-name="P13">- <text:span text:style-name="T9">In web development they are used to generate dynamic web pages</text:span></text:p>
      <text:p text:style-name="P13">→ <text:span text:style-name="T9">They contain HTM with embedded instructions/placeholders where dynamic data </text:span><text:span text:style-name="T36">i</text:span><text:span text:style-name="T9">s inserted </text:span></text:p>
      <text:p text:style-name="P13"><text:s/></text:p>
      <text:p text:style-name="P15">1) <text:span text:style-name="T5"><text:s/>Server-side Templates</text:span></text:p>
      <text:p text:style-name="P21">- Templates processed ton the server before sending the HTML to the client browser</text:p>
      <text:p text:style-name="P21">- <text:span text:style-name="T11">Go</text:span> template<text:span text:style-name="T20">s </text:span>: use the « html/template »/ »text/template » packages to define/render templates in GO</text:p>
      <text:p text:style-name="P21">- <text:span text:style-name="T11">PHP</text:span> templates : PHP scripts can contain HTML mixed with PHP code to dynamically generate web pages</text:p>
      <text:p text:style-name="P15"><text:span text:style-name="T26">- </text:span><text:span text:style-name="T11">Python</text:span><text:span text:style-name="T26"> : A template engine that allows embedding Python expressions into HTML </text:span></text:p>
      <text:p text:style-name="P12"/>
      <text:p text:style-name="P16">2)<text:span text:style-name="T26"> </text:span><text:span text:style-name="T29">Client-side Templates</text:span></text:p>
      <text:p text:style-name="P16"><text:span text:style-name="T26">- Templates processed in the broxser using JS</text:span></text:p>
      <text:p text:style-name="P16"><text:span text:style-name="T26">- </text:span><text:span text:style-name="T11">Handlebar.js</text:span><text:span text:style-name="T26"> : popular client-side templating library</text:span></text:p>
      <text:p text:style-name="P16"><text:span text:style-name="T26">- </text:span><text:span text:style-name="T11">Vue.js</text:span><text:span text:style-name="T26">/</text:span><text:span text:style-name="T11">React.js</text:span><text:span text:style-name="T26"> : frameworks that use templates to create UI components</text:span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oft-page-break/><text:span text:style-name="T26"/></text:p>
      <text:p text:style-name="P17"><text:span text:style-name="T26">3) </text:span><text:span text:style-name="T29">Templates in Programming</text:span></text:p>
      <text:p text:style-name="P17"><text:span text:style-name="T26">- Pre-defined code structures/classes that allow for generic programming</text:span></text:p>
      <text:p text:style-name="P17"><text:span text:style-name="T26">- </text:span><text:span text:style-name="T12">Generic Programming </text:span><text:span text:style-name="T27">: writing code that can work with any data type using templates</text:span></text:p>
      <text:p text:style-name="P17"><text:span text:style-name="T27">- </text:span><text:span text:style-name="T13">C++ Templates </text:span><text:span text:style-name="T28">: Define generic classes/functions that can operate on different data types</text:span></text:p>
      <text:p text:style-name="P17"><text:span text:style-name="T28">- T</text:span><text:span text:style-name="T13">ypeScript Generics </text:span><text:span text:style-name="T28">: similar to </text:span><text:span text:style-name="T13">C++ templates</text:span><text:span text:style-name="T28"> but in </text:span><text:span text:style-name="T13">TypeScript </text:span><text:span text:style-name="T28">(</text:span><text:span text:style-name="T13">superset of JS)</text:span></text:p>
      <text:p text:style-name="P17"><text:span text:style-name="T34"/></text:p>
      <text:p text:style-name="P18"><text:span text:style-name="T34">4</text:span><text:span text:style-name="T33">) </text:span><text:span text:style-name="T30">Templates in configuration/automation</text:span></text:p>
      <text:p text:style-name="P18"><text:span text:style-name="T33">- They are used to define reusable patterns</text:span></text:p>
      <text:p text:style-name="P18"><text:span text:style-name="T33">- </text:span><text:span text:style-name="T11">AWS CloudFormation Template</text:span><text:span text:style-name="T33"> : define AWS ressources and configuration in </text:span><text:span text:style-name="T11">JSON</text:span><text:span text:style-name="T33">/</text:span><text:span text:style-name="T11">YAML</text:span></text:p>
      <text:p text:style-name="P18"><text:span text:style-name="T33">- </text:span><text:span text:style-name="T11">Terraform Template</text:span><text:span text:style-name="T33"> : define infrastructure ressources in a plateform-agnostic way</text:span></text:p>
      <text:p text:style-name="P18"><text:span text:style-name="T33"/></text:p>
      <text:p text:style-name="P19"><text:span text:style-name="T33">5) </text:span><text:span text:style-name="T30">Advantages of using Templates</text:span></text:p>
      <text:p text:style-name="P19"><text:span text:style-name="T33">- </text:span><text:span text:style-name="T11">Reusability </text:span><text:span text:style-name="T33">: Allows the creation of multiple outputs from a single structure saving time and effort</text:span></text:p>
      <text:p text:style-name="P19"><text:span text:style-name="T33">- </text:span><text:span text:style-name="T11">Consistency</text:span><text:span text:style-name="T33"> : Ensure that all the ouputs follow a consistent format/style</text:span></text:p>
      <text:p text:style-name="P19"><text:span text:style-name="T33">- </text:span><text:span text:style-name="T14">Separation of concerns</text:span><text:span text:style-name="T35"> : separate the presentation layer from the data/logic layer</text:span></text:p>
      <text:p text:style-name="P19"><text:span text:style-name="T35">→ Easier to manage/maintain </text:span></text:p>
      <text:p text:style-name="P19"><text:span text:style-name="T35">- </text:span><text:span text:style-name="T14">Flexibility</text:span><text:span text:style-name="T35"> : easily modify the templates to change the layout/format without altering the underlying data </text:span></text:p>
      <text:p text:style-name="P18"><text:span text:style-name="T33"/></text:p>
      <text:p text:style-name="P4">Template Engine </text:p>
      <text:p text:style-name="P22">- Templates : code that can be conveted into HTML that’s sent back to the inline client in an <text:span text:style-name="T11">HTTP response message</text:span></text:p>
      <text:p text:style-name="P22">→ They can be partially in HTML or not at all </text:p>
      <text:p text:style-name="P22">- <text:span text:style-name="T11">Template Engine</text:span> : generates the final HTML using tamplates and data</text:p>
      <text:p text:style-name="P22"/>
      <text:p text:style-name="P22">- 2 types of templates :</text:p>
      <text:p text:style-name="P22">1) <text:span text:style-name="T11">Static templates</text:span> :</text:p>
      <text:p text:style-name="P22">- <text:span text:style-name="T1">HTML interpersed with placeholder tokens</text:span></text:p>
      <text:p text:style-name="P22">- <text:span text:style-name="T18">Static Template Engine</text:span><text:span text:style-name="T1"> : generates HTML by replacing those tokens with the correct data </text:span><text:span text:style-name="T2">(</text:span><text:span text:style-name="T19">CTemplate/Mustache</text:span><text:span text:style-name="T2">)</text:span></text:p>
      <text:p text:style-name="P22">- <text:span text:style-name="T2">There’s little to no logic in the template itself</text:span></text:p>
      <text:p text:style-name="P10">2) <text:span text:style-name="T11">Active templates </text:span>:</text:p>
      <text:p text:style-name="P10">- Contain HTML aswell but aside from placeholder tokens contain other programming langage constructs :</text:p>
      <text:p text:style-name="P10">→ <text:span text:style-name="T11">conditionals/iterators/variables</text:span> </text:p>
      <text:p text:style-name="P20">- <text:span text:style-name="T11">Activate Template Engines</text:span> : <text:span text:style-name="T11">JSP, ASP, ER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2:27:48.294868557</meta:creation-date>
    <dc:date>2024-08-15T15:25:39.899212585</dc:date>
    <meta:editing-duration>PT2H58M55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2" meta:paragraph-count="70" meta:word-count="716" meta:character-count="4524" meta:non-whitespace-character-count="3861"/>
  </office:meta>
</office:document-meta>
</file>